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965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4661in"/>
    </style:style>
    <style:style style:name="co5" style:family="table-column">
      <style:table-column-properties fo:break-before="auto" style:column-width="0.808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925in"/>
    </style:style>
    <style:style style:name="co8" style:family="table-column">
      <style:table-column-properties fo:break-before="auto" style:column-width="0.4346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3807in"/>
    </style:style>
    <style:style style:name="co12" style:family="table-column">
      <style:table-column-properties fo:break-before="auto" style:column-width="0.5752in"/>
    </style:style>
    <style:style style:name="co13" style:family="table-column">
      <style:table-column-properties fo:break-before="auto" style:column-width="0.71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5283in"/>
    </style:style>
    <style:style style:name="co16" style:family="table-column">
      <style:table-column-properties fo:break-before="auto" style:column-width="0.4043in"/>
    </style:style>
    <style:style style:name="co17" style:family="table-column">
      <style:table-column-properties fo:break-before="auto" style:column-width="1.16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20">
      <style:table-cell-properties fo:background-color="#dddddd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fo:background-color="#808080"/>
      <style:text-properties fo:font-weight="bold" style:font-weight-asian="bold" style:font-weight-complex="bold"/>
    </style:style>
    <style:style style:name="ce7" style:family="table-cell" style:parent-style-name="Default" style:data-style-name="N120">
      <style:text-properties fo:font-weight="bold" style:font-weight-asian="bold" style:font-weight-complex="bold"/>
    </style:style>
    <style:style style:name="ce8" style:family="table-cell" style:parent-style-name="Default" style:data-style-name="N120">
      <style:table-cell-properties fo:background-color="#80808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20">
      <style:table-cell-properties fo:background-color="transparent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number-columns-repeated="1006" table:default-cell-style-name="ce9"/>
        <table:table-row table:style-name="ro1">
          <table:table-cell office:value-type="string" calcext:value-type="string">
            <text:p>configurations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BLESS</text:p>
          </table:table-cell>
          <table:table-cell table:style-name="Default" office:value-type="string" calcext:value-type="string">
            <text:p>Battig</text:p>
          </table:table-cell>
          <table:table-cell table:style-name="Default" office:value-type="string" calcext:value-type="string">
            <text:p>ESSLI_1a</text:p>
          </table:table-cell>
          <table:table-cell table:style-name="Default" office:value-type="string" calcext:value-type="string">
            <text:p>ESSLI_2b</text:p>
          </table:table-cell>
          <table:table-cell table:style-name="Default" office:value-type="string" calcext:value-type="string">
            <text:p>ESSLI_2c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Turk</text:p>
          </table:table-cell>
          <table:table-cell table:style-name="Default" office:value-type="string" calcext:value-type="string">
            <text:p>RG65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SimLex999</text:p>
          </table:table-cell>
          <table:table-cell table:style-name="Default" office:value-type="string" calcext:value-type="string">
            <text:p>WS353</text:p>
          </table:table-cell>
          <table:table-cell table:style-name="Default" office:value-type="string" calcext:value-type="string">
            <text:p>WS353R</text:p>
          </table:table-cell>
          <table:table-cell table:style-name="Default" office:value-type="string" calcext:value-type="string">
            <text:p>WS353S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MSR</text:p>
          </table:table-cell>
          <table:table-cell table:style-name="Default" office:value-type="string" calcext:value-type="string">
            <text:p>SemEval2012_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quential-vector_addition-normed</text:p>
          </table:table-cell>
          <table:table-cell table:style-name="ce3" office:value-type="float" office:value="0.567164179104" calcext:value-type="float">
            <text:p>.567</text:p>
          </table:table-cell>
          <table:table-cell table:style-name="ce3" office:value-type="float" office:value="0.78" calcext:value-type="float">
            <text:p>.780</text:p>
          </table:table-cell>
          <table:table-cell table:style-name="ce3" office:value-type="float" office:value="0.417128656089" calcext:value-type="float">
            <text:p>.417</text:p>
          </table:table-cell>
          <table:table-cell table:style-name="ce5" office:value-type="float" office:value="0.795454545455" calcext:value-type="float">
            <text:p>.795</text:p>
          </table:table-cell>
          <table:table-cell table:style-name="ce5" office:value-type="float" office:value="0.75" calcext:value-type="float">
            <text:p>.750</text:p>
          </table:table-cell>
          <table:table-cell table:style-name="ce5" office:value-type="float" office:value="0.622222222222" calcext:value-type="float">
            <text:p>.622</text:p>
          </table:table-cell>
          <table:table-cell table:style-name="ce3" office:value-type="float" office:value="0.713297206016" calcext:value-type="float">
            <text:p>.713</text:p>
          </table:table-cell>
          <table:table-cell table:style-name="ce3" office:value-type="float" office:value="0.660928783939" calcext:value-type="float">
            <text:p>.661</text:p>
          </table:table-cell>
          <table:table-cell table:style-name="ce3" office:value-type="float" office:value="0.734184964921" calcext:value-type="float">
            <text:p>.734</text:p>
          </table:table-cell>
          <table:table-cell table:style-name="ce3" office:value-type="float" office:value="0.25640644886" calcext:value-type="float">
            <text:p>.256</text:p>
          </table:table-cell>
          <table:table-cell table:style-name="ce3" office:value-type="float" office:value="0.301537650123" calcext:value-type="float">
            <text:p>.302</text:p>
          </table:table-cell>
          <table:table-cell table:style-name="ce3" office:value-type="float" office:value="0.56100659933" calcext:value-type="float">
            <text:p>.561</text:p>
          </table:table-cell>
          <table:table-cell table:style-name="ce3" office:value-type="float" office:value="0.474646332272" calcext:value-type="float">
            <text:p>.475</text:p>
          </table:table-cell>
          <table:table-cell table:style-name="ce3" office:value-type="float" office:value="0.700095183878" calcext:value-type="float">
            <text:p>.700</text:p>
          </table:table-cell>
          <table:table-cell table:style-name="ce3" office:value-type="float" office:value="0.654420794106" calcext:value-type="float">
            <text:p>.654</text:p>
          </table:table-cell>
          <table:table-cell table:style-name="ce3" office:value-type="float" office:value="0.3775" calcext:value-type="float">
            <text:p>.378</text:p>
          </table:table-cell>
          <table:table-cell table:style-name="ce3" office:value-type="float" office:value="0.161609100597" calcext:value-type="float">
            <text:p>.16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quential-vector_addition-lra-normed</text:p>
          </table:table-cell>
          <table:table-cell table:style-name="ce3" office:value-type="float" office:value="0.559701492537" calcext:value-type="float">
            <text:p>.560</text:p>
          </table:table-cell>
          <table:table-cell table:style-name="ce3" office:value-type="float" office:value="0.745" calcext:value-type="float">
            <text:p>.745</text:p>
          </table:table-cell>
          <table:table-cell table:style-name="ce3" office:value-type="float" office:value="0.326706174728" calcext:value-type="float">
            <text:p>.327</text:p>
          </table:table-cell>
          <table:table-cell table:style-name="ce3" office:value-type="float" office:value="0.75" calcext:value-type="float">
            <text:p>.750</text:p>
          </table:table-cell>
          <table:table-cell table:style-name="ce3" office:value-type="float" office:value="0.625" calcext:value-type="float">
            <text:p>.625</text:p>
          </table:table-cell>
          <table:table-cell table:style-name="ce5" office:value-type="float" office:value="0.688888888889" calcext:value-type="float">
            <text:p>.689</text:p>
          </table:table-cell>
          <table:table-cell table:style-name="ce3" office:value-type="float" office:value="0.684640862761" calcext:value-type="float">
            <text:p>.685</text:p>
          </table:table-cell>
          <table:table-cell table:style-name="ce3" office:value-type="float" office:value="0.512082568674" calcext:value-type="float">
            <text:p>.512</text:p>
          </table:table-cell>
          <table:table-cell table:style-name="ce5" office:value-type="float" office:value="0.784911107379" calcext:value-type="float">
            <text:p>.785</text:p>
          </table:table-cell>
          <table:table-cell table:style-name="ce3" office:value-type="float" office:value="0.263984980664" calcext:value-type="float">
            <text:p>.264</text:p>
          </table:table-cell>
          <table:table-cell table:style-name="ce5" office:value-type="float" office:value="0.362387645469" calcext:value-type="float">
            <text:p>.362</text:p>
          </table:table-cell>
          <table:table-cell table:style-name="ce3" office:value-type="float" office:value="0.606497088235" calcext:value-type="float">
            <text:p>.606</text:p>
          </table:table-cell>
          <table:table-cell table:style-name="ce3" office:value-type="float" office:value="0.516015635451" calcext:value-type="float">
            <text:p>.516</text:p>
          </table:table-cell>
          <table:table-cell table:style-name="ce3" office:value-type="float" office:value="0.723104919578" calcext:value-type="float">
            <text:p>.723</text:p>
          </table:table-cell>
          <table:table-cell table:style-name="ce3" office:value-type="float" office:value="0.660560785919" calcext:value-type="float">
            <text:p>.661</text:p>
          </table:table-cell>
          <table:table-cell table:style-name="ce3" office:value-type="float" office:value="0.39975" calcext:value-type="float">
            <text:p>.400</text:p>
          </table:table-cell>
          <table:table-cell table:style-name="ce3" office:value-type="float" office:value="0.157540275635" calcext:value-type="float">
            <text:p>.15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quential-vector_addition-lra</text:p>
          </table:table-cell>
          <table:table-cell table:style-name="ce3" office:value-type="float" office:value="0.559701492537" calcext:value-type="float">
            <text:p>.560</text:p>
          </table:table-cell>
          <table:table-cell table:style-name="ce3" office:value-type="float" office:value="0.745" calcext:value-type="float">
            <text:p>.745</text:p>
          </table:table-cell>
          <table:table-cell table:style-name="ce3" office:value-type="float" office:value="0.326706174728" calcext:value-type="float">
            <text:p>.327</text:p>
          </table:table-cell>
          <table:table-cell table:style-name="ce3" office:value-type="float" office:value="0.75" calcext:value-type="float">
            <text:p>.750</text:p>
          </table:table-cell>
          <table:table-cell table:style-name="ce3" office:value-type="float" office:value="0.625" calcext:value-type="float">
            <text:p>.625</text:p>
          </table:table-cell>
          <table:table-cell table:style-name="ce3" office:value-type="float" office:value="0.6" calcext:value-type="float">
            <text:p>.600</text:p>
          </table:table-cell>
          <table:table-cell table:style-name="ce3" office:value-type="float" office:value="0.684640862761" calcext:value-type="float">
            <text:p>.685</text:p>
          </table:table-cell>
          <table:table-cell table:style-name="ce3" office:value-type="float" office:value="0.512082568674" calcext:value-type="float">
            <text:p>.512</text:p>
          </table:table-cell>
          <table:table-cell table:style-name="ce5" office:value-type="float" office:value="0.784911107379" calcext:value-type="float">
            <text:p>.785</text:p>
          </table:table-cell>
          <table:table-cell table:style-name="ce3" office:value-type="float" office:value="0.263984980664" calcext:value-type="float">
            <text:p>.264</text:p>
          </table:table-cell>
          <table:table-cell table:style-name="ce5" office:value-type="float" office:value="0.362387645469" calcext:value-type="float">
            <text:p>.362</text:p>
          </table:table-cell>
          <table:table-cell table:style-name="ce3" office:value-type="float" office:value="0.606497088235" calcext:value-type="float">
            <text:p>.606</text:p>
          </table:table-cell>
          <table:table-cell table:style-name="ce3" office:value-type="float" office:value="0.516015635451" calcext:value-type="float">
            <text:p>.516</text:p>
          </table:table-cell>
          <table:table-cell table:style-name="ce3" office:value-type="float" office:value="0.723104919578" calcext:value-type="float">
            <text:p>.723</text:p>
          </table:table-cell>
          <table:table-cell table:style-name="ce3" office:value-type="float" office:value="0.660560785919" calcext:value-type="float">
            <text:p>.661</text:p>
          </table:table-cell>
          <table:table-cell table:style-name="ce3" office:value-type="float" office:value="0.39975" calcext:value-type="float">
            <text:p>.400</text:p>
          </table:table-cell>
          <table:table-cell table:style-name="ce3" office:value-type="float" office:value="0.157540275635" calcext:value-type="float">
            <text:p>.1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vector_addition</text:p>
          </table:table-cell>
          <table:table-cell office:value-type="float" office:value="0.562189054726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2573121774" calcext:value-type="float">
            <text:p>.426</text:p>
          </table:table-cell>
          <table:table-cell table:style-name="ce7" office:value-type="float" office:value="0.79545454545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333333333" calcext:value-type="float">
            <text:p>.533</text:p>
          </table:table-cell>
          <table:table-cell office:value-type="float" office:value="0.713297206016" calcext:value-type="float">
            <text:p>.713</text:p>
          </table:table-cell>
          <table:table-cell office:value-type="float" office:value="0.660928783939" calcext:value-type="float">
            <text:p>.661</text:p>
          </table:table-cell>
          <table:table-cell office:value-type="float" office:value="0.734184964921" calcext:value-type="float">
            <text:p>.734</text:p>
          </table:table-cell>
          <table:table-cell office:value-type="float" office:value="0.25640644886" calcext:value-type="float">
            <text:p>.256</text:p>
          </table:table-cell>
          <table:table-cell office:value-type="float" office:value="0.301537650123" calcext:value-type="float">
            <text:p>.302</text:p>
          </table:table-cell>
          <table:table-cell office:value-type="float" office:value="0.56100659933" calcext:value-type="float">
            <text:p>.561</text:p>
          </table:table-cell>
          <table:table-cell office:value-type="float" office:value="0.474646332272" calcext:value-type="float">
            <text:p>.475</text:p>
          </table:table-cell>
          <table:table-cell office:value-type="float" office:value="0.700095183878" calcext:value-type="float">
            <text:p>.700</text:p>
          </table:table-cell>
          <table:table-cell office:value-type="float" office:value="0.654420794106" calcext:value-type="float">
            <text:p>.654</text:p>
          </table:table-cell>
          <table:table-cell office:value-type="float" office:value="0.3775" calcext:value-type="float">
            <text:p>.378</text:p>
          </table:table-cell>
          <table:table-cell office:value-type="float" office:value="0.161609100597" calcext:value-type="float">
            <text:p>.16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quential-pca_transbase-normed</text:p>
          </table:table-cell>
          <table:table-cell table:style-name="ce5" office:value-type="float" office:value="0.611940298507" calcext:value-type="float">
            <text:p>.612</text:p>
          </table:table-cell>
          <table:table-cell table:style-name="ce5" office:value-type="float" office:value="0.8" calcext:value-type="float">
            <text:p>.800</text:p>
          </table:table-cell>
          <table:table-cell table:style-name="ce5" office:value-type="float" office:value="0.430701586695" calcext:value-type="float">
            <text:p>.431</text:p>
          </table:table-cell>
          <table:table-cell table:style-name="ce5" office:value-type="float" office:value="0.795454545455" calcext:value-type="float">
            <text:p>.795</text:p>
          </table:table-cell>
          <table:table-cell table:style-name="ce5" office:value-type="float" office:value="0.75" calcext:value-type="float">
            <text:p>.750</text:p>
          </table:table-cell>
          <table:table-cell table:style-name="ce3" office:value-type="float" office:value="0.555555555556" calcext:value-type="float">
            <text:p>.556</text:p>
          </table:table-cell>
          <table:table-cell table:style-name="ce5" office:value-type="float" office:value="0.740830651219" calcext:value-type="float">
            <text:p>.741</text:p>
          </table:table-cell>
          <table:table-cell table:style-name="ce5" office:value-type="float" office:value="0.679712367911" calcext:value-type="float">
            <text:p>.680</text:p>
          </table:table-cell>
          <table:table-cell table:style-name="ce5" office:value-type="float" office:value="0.790309365538" calcext:value-type="float">
            <text:p>.790</text:p>
          </table:table-cell>
          <table:table-cell table:style-name="ce5" office:value-type="float" office:value="0.29124578772" calcext:value-type="float">
            <text:p>.291</text:p>
          </table:table-cell>
          <table:table-cell table:style-name="ce3" office:value-type="float" office:value="0.344939684264" calcext:value-type="float">
            <text:p>.345</text:p>
          </table:table-cell>
          <table:table-cell table:style-name="ce5" office:value-type="float" office:value="0.613810181294" calcext:value-type="float">
            <text:p>.614</text:p>
          </table:table-cell>
          <table:table-cell table:style-name="ce5" office:value-type="float" office:value="0.5274852367" calcext:value-type="float">
            <text:p>.527</text:p>
          </table:table-cell>
          <table:table-cell table:style-name="ce5" office:value-type="float" office:value="0.754785177587" calcext:value-type="float">
            <text:p>.755</text:p>
          </table:table-cell>
          <table:table-cell table:style-name="ce5" office:value-type="float" office:value="0.712801882931" calcext:value-type="float">
            <text:p>.713</text:p>
          </table:table-cell>
          <table:table-cell table:style-name="ce3" office:value-type="float" office:value="0.440875" calcext:value-type="float">
            <text:p>.441</text:p>
          </table:table-cell>
          <table:table-cell table:style-name="ce5" office:value-type="float" office:value="0.18625250917" calcext:value-type="float">
            <text:p>.1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pca_transbase-lra-normed</text:p>
          </table:table-cell>
          <table:table-cell office:value-type="float" office:value="0.480099502488" calcext:value-type="float">
            <text:p>.480</text:p>
          </table:table-cell>
          <table:table-cell office:value-type="float" office:value="0.62" calcext:value-type="float">
            <text:p>.620</text:p>
          </table:table-cell>
          <table:table-cell office:value-type="float" office:value="0.28713439113" calcext:value-type="float">
            <text:p>.287</text:p>
          </table:table-cell>
          <table:table-cell office:value-type="float" office:value="0.636363636364" calcext:value-type="float">
            <text:p>.636</text:p>
          </table:table-cell>
          <table:table-cell office:value-type="float" office:value="0.6" calcext:value-type="float">
            <text:p>.600</text:p>
          </table:table-cell>
          <table:table-cell table:style-name="ce7" office:value-type="float" office:value="0.622222222222" calcext:value-type="float">
            <text:p>.622</text:p>
          </table:table-cell>
          <table:table-cell office:value-type="float" office:value="0.0384993410076" calcext:value-type="float">
            <text:p>.038</text:p>
          </table:table-cell>
          <table:table-cell office:value-type="float" office:value="-0.0578044293734" calcext:value-type="float">
            <text:p>-.058</text:p>
          </table:table-cell>
          <table:table-cell office:value-type="float" office:value="0.221656413962" calcext:value-type="float">
            <text:p>.222</text:p>
          </table:table-cell>
          <table:table-cell office:value-type="float" office:value="-0.0418575285285" calcext:value-type="float">
            <text:p>-.042</text:p>
          </table:table-cell>
          <table:table-cell office:value-type="float" office:value="-0.0381514226674" calcext:value-type="float">
            <text:p>-.038</text:p>
          </table:table-cell>
          <table:table-cell office:value-type="float" office:value="0.0123014567953" calcext:value-type="float">
            <text:p>.012</text:p>
          </table:table-cell>
          <table:table-cell office:value-type="float" office:value="-0.0545495960166" calcext:value-type="float">
            <text:p>-.055</text:p>
          </table:table-cell>
          <table:table-cell office:value-type="float" office:value="0.0370161295721" calcext:value-type="float">
            <text:p>.037</text:p>
          </table:table-cell>
          <table:table-cell office:value-type="float" office:value="0.000511665984445" calcext:value-type="float">
            <text:p>.001</text:p>
          </table:table-cell>
          <table:table-cell office:value-type="float" office:value="0.0005" calcext:value-type="float">
            <text:p>.001</text:p>
          </table:table-cell>
          <table:table-cell office:value-type="float" office:value="-0.0023897184347" calcext:value-type="float">
            <text:p>-.0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pca_transbase-lra</text:p>
          </table:table-cell>
          <table:table-cell office:value-type="float" office:value="0.452736318408" calcext:value-type="float">
            <text:p>.453</text:p>
          </table:table-cell>
          <table:table-cell office:value-type="float" office:value="0.625" calcext:value-type="float">
            <text:p>.625</text:p>
          </table:table-cell>
          <table:table-cell office:value-type="float" office:value="0.281590518065" calcext:value-type="float">
            <text:p>.282</text:p>
          </table:table-cell>
          <table:table-cell office:value-type="float" office:value="0.659090909091" calcext:value-type="float">
            <text:p>.659</text:p>
          </table:table-cell>
          <table:table-cell office:value-type="float" office:value="0.5" calcext:value-type="float">
            <text:p>.500</text:p>
          </table:table-cell>
          <table:table-cell office:value-type="float" office:value="0.6" calcext:value-type="float">
            <text:p>.600</text:p>
          </table:table-cell>
          <table:table-cell office:value-type="float" office:value="0.0505157951423" calcext:value-type="float">
            <text:p>.051</text:p>
          </table:table-cell>
          <table:table-cell office:value-type="float" office:value="-0.0363025929346" calcext:value-type="float">
            <text:p>-.036</text:p>
          </table:table-cell>
          <table:table-cell office:value-type="float" office:value="-0.0238222728475" calcext:value-type="float">
            <text:p>-.024</text:p>
          </table:table-cell>
          <table:table-cell office:value-type="float" office:value="0.018244445406" calcext:value-type="float">
            <text:p>.018</text:p>
          </table:table-cell>
          <table:table-cell office:value-type="float" office:value="0.0364962523667" calcext:value-type="float">
            <text:p>.036</text:p>
          </table:table-cell>
          <table:table-cell office:value-type="float" office:value="-0.0522898021201" calcext:value-type="float">
            <text:p>-.052</text:p>
          </table:table-cell>
          <table:table-cell office:value-type="float" office:value="-0.00465289364833" calcext:value-type="float">
            <text:p>-.005</text:p>
          </table:table-cell>
          <table:table-cell office:value-type="float" office:value="-0.119602711107" calcext:value-type="float">
            <text:p>-.120</text:p>
          </table:table-cell>
          <table:table-cell office:value-type="float" office:value="0.000153499795334" calcext:value-type="float">
            <text:p>.000</text:p>
          </table:table-cell>
          <table:table-cell office:value-type="float" office:value="0" calcext:value-type="float">
            <text:p>.000</text:p>
          </table:table-cell>
          <table:table-cell office:value-type="float" office:value="-0.0111161766112" calcext:value-type="float">
            <text:p>-.01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quential-pca_transbase</text:p>
          </table:table-cell>
          <table:table-cell table:style-name="ce5" office:value-type="float" office:value="0.641791044776" calcext:value-type="float">
            <text:p>.642</text:p>
          </table:table-cell>
          <table:table-cell table:style-name="ce5" office:value-type="float" office:value="0.835" calcext:value-type="float">
            <text:p>.835</text:p>
          </table:table-cell>
          <table:table-cell table:style-name="ce5" office:value-type="float" office:value="0.430701586695" calcext:value-type="float">
            <text:p>.431</text:p>
          </table:table-cell>
          <table:table-cell table:style-name="ce5" office:value-type="float" office:value="0.795454545455" calcext:value-type="float">
            <text:p>.795</text:p>
          </table:table-cell>
          <table:table-cell table:style-name="ce3" office:value-type="float" office:value="0.75" calcext:value-type="float">
            <text:p>.750</text:p>
          </table:table-cell>
          <table:table-cell table:style-name="ce3" office:value-type="float" office:value="0.555555555556" calcext:value-type="float">
            <text:p>.556</text:p>
          </table:table-cell>
          <table:table-cell table:style-name="ce5" office:value-type="float" office:value="0.740830651219" calcext:value-type="float">
            <text:p>.741</text:p>
          </table:table-cell>
          <table:table-cell table:style-name="ce5" office:value-type="float" office:value="0.679712367911" calcext:value-type="float">
            <text:p>.680</text:p>
          </table:table-cell>
          <table:table-cell table:style-name="ce5" office:value-type="float" office:value="0.790309365538" calcext:value-type="float">
            <text:p>.790</text:p>
          </table:table-cell>
          <table:table-cell table:style-name="ce5" office:value-type="float" office:value="0.29124578772" calcext:value-type="float">
            <text:p>.291</text:p>
          </table:table-cell>
          <table:table-cell table:style-name="ce3" office:value-type="float" office:value="0.344939684264" calcext:value-type="float">
            <text:p>.345</text:p>
          </table:table-cell>
          <table:table-cell table:style-name="ce3" office:value-type="float" office:value="0.613810181294" calcext:value-type="float">
            <text:p>.614</text:p>
          </table:table-cell>
          <table:table-cell table:style-name="ce5" office:value-type="float" office:value="0.5274852367" calcext:value-type="float">
            <text:p>.527</text:p>
          </table:table-cell>
          <table:table-cell table:style-name="ce5" office:value-type="float" office:value="0.754785177587" calcext:value-type="float">
            <text:p>.755</text:p>
          </table:table-cell>
          <table:table-cell table:style-name="ce5" office:value-type="float" office:value="0.712801882931" calcext:value-type="float">
            <text:p>.713</text:p>
          </table:table-cell>
          <table:table-cell table:style-name="ce3" office:value-type="float" office:value="0.440875" calcext:value-type="float">
            <text:p>.441</text:p>
          </table:table-cell>
          <table:table-cell table:style-name="ce5" office:value-type="float" office:value="0.18625250917" calcext:value-type="float">
            <text:p>.1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linear_transform-normed</text:p>
          </table:table-cell>
          <table:table-cell office:value-type="float" office:value="0.475124378109" calcext:value-type="float">
            <text:p>.475</text:p>
          </table:table-cell>
          <table:table-cell office:value-type="float" office:value="0.65" calcext:value-type="float">
            <text:p>.650</text:p>
          </table:table-cell>
          <table:table-cell office:value-type="float" office:value="0.395144331868" calcext:value-type="float">
            <text:p>.395</text:p>
          </table:table-cell>
          <table:table-cell office:value-type="float" office:value="0.70454545454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488888888889" calcext:value-type="float">
            <text:p>.489</text:p>
          </table:table-cell>
          <table:table-cell office:value-type="float" office:value="0.67183319013" calcext:value-type="float">
            <text:p>.672</text:p>
          </table:table-cell>
          <table:table-cell office:value-type="float" office:value="0.6149088636" calcext:value-type="float">
            <text:p>.615</text:p>
          </table:table-cell>
          <table:table-cell office:value-type="float" office:value="0.566423711365" calcext:value-type="float">
            <text:p>.566</text:p>
          </table:table-cell>
          <table:table-cell office:value-type="float" office:value="0.216036815116" calcext:value-type="float">
            <text:p>.216</text:p>
          </table:table-cell>
          <table:table-cell office:value-type="float" office:value="0.299151064623" calcext:value-type="float">
            <text:p>.299</text:p>
          </table:table-cell>
          <table:table-cell office:value-type="float" office:value="0.541775969128" calcext:value-type="float">
            <text:p>.542</text:p>
          </table:table-cell>
          <table:table-cell office:value-type="float" office:value="0.457356442687" calcext:value-type="float">
            <text:p>.457</text:p>
          </table:table-cell>
          <table:table-cell office:value-type="float" office:value="0.669188157425" calcext:value-type="float">
            <text:p>.669</text:p>
          </table:table-cell>
          <table:table-cell office:value-type="float" office:value="0.622799836267" calcext:value-type="float">
            <text:p>.623</text:p>
          </table:table-cell>
          <table:table-cell office:value-type="float" office:value="0.3255" calcext:value-type="float">
            <text:p>.326</text:p>
          </table:table-cell>
          <table:table-cell office:value-type="float" office:value="0.131413586473" calcext:value-type="float">
            <text:p>.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linear_transform-lra-normed</text:p>
          </table:table-cell>
          <table:table-cell office:value-type="float" office:value="0.398009950249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093098834" calcext:value-type="float">
            <text:p>.223</text:p>
          </table:table-cell>
          <table:table-cell office:value-type="float" office:value="0.522727272727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office:value-type="float" office:value="0.555555555556" calcext:value-type="float">
            <text:p>.556</text:p>
          </table:table-cell>
          <table:table-cell office:value-type="float" office:value="0.583829685972" calcext:value-type="float">
            <text:p>.584</text:p>
          </table:table-cell>
          <table:table-cell office:value-type="float" office:value="0.454385762706" calcext:value-type="float">
            <text:p>.454</text:p>
          </table:table-cell>
          <table:table-cell office:value-type="float" office:value="0.746423930788" calcext:value-type="float">
            <text:p>.746</text:p>
          </table:table-cell>
          <table:table-cell office:value-type="float" office:value="0.201575965051" calcext:value-type="float">
            <text:p>.202</text:p>
          </table:table-cell>
          <table:table-cell office:value-type="float" office:value="0.328489025905" calcext:value-type="float">
            <text:p>.328</text:p>
          </table:table-cell>
          <table:table-cell office:value-type="float" office:value="0.537149972618" calcext:value-type="float">
            <text:p>.537</text:p>
          </table:table-cell>
          <table:table-cell office:value-type="float" office:value="0.43752854294" calcext:value-type="float">
            <text:p>.438</text:p>
          </table:table-cell>
          <table:table-cell office:value-type="float" office:value="0.647498223268" calcext:value-type="float">
            <text:p>.647</text:p>
          </table:table-cell>
          <table:table-cell office:value-type="float" office:value="0.593993041343" calcext:value-type="float">
            <text:p>.594</text:p>
          </table:table-cell>
          <table:table-cell office:value-type="float" office:value="0.340125" calcext:value-type="float">
            <text:p>.340</text:p>
          </table:table-cell>
          <table:table-cell office:value-type="float" office:value="0.151017102014" calcext:value-type="float">
            <text:p>.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linear_transform-lra</text:p>
          </table:table-cell>
          <table:table-cell office:value-type="float" office:value="0.398009950249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093098834" calcext:value-type="float">
            <text:p>.223</text:p>
          </table:table-cell>
          <table:table-cell office:value-type="float" office:value="0.522727272727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table:style-name="ce7" office:value-type="float" office:value="0.622222222222" calcext:value-type="float">
            <text:p>.622</text:p>
          </table:table-cell>
          <table:table-cell office:value-type="float" office:value="0.583829685972" calcext:value-type="float">
            <text:p>.584</text:p>
          </table:table-cell>
          <table:table-cell office:value-type="float" office:value="0.454385762706" calcext:value-type="float">
            <text:p>.454</text:p>
          </table:table-cell>
          <table:table-cell office:value-type="float" office:value="0.746423930788" calcext:value-type="float">
            <text:p>.746</text:p>
          </table:table-cell>
          <table:table-cell office:value-type="float" office:value="0.201575965051" calcext:value-type="float">
            <text:p>.202</text:p>
          </table:table-cell>
          <table:table-cell office:value-type="float" office:value="0.328489025905" calcext:value-type="float">
            <text:p>.328</text:p>
          </table:table-cell>
          <table:table-cell office:value-type="float" office:value="0.537149972618" calcext:value-type="float">
            <text:p>.537</text:p>
          </table:table-cell>
          <table:table-cell office:value-type="float" office:value="0.43752854294" calcext:value-type="float">
            <text:p>.438</text:p>
          </table:table-cell>
          <table:table-cell office:value-type="float" office:value="0.647498223268" calcext:value-type="float">
            <text:p>.647</text:p>
          </table:table-cell>
          <table:table-cell office:value-type="float" office:value="0.593993041343" calcext:value-type="float">
            <text:p>.594</text:p>
          </table:table-cell>
          <table:table-cell office:value-type="float" office:value="0.340125" calcext:value-type="float">
            <text:p>.340</text:p>
          </table:table-cell>
          <table:table-cell office:value-type="float" office:value="0.151017102014" calcext:value-type="float">
            <text:p>.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quential-linear_transform</text:p>
          </table:table-cell>
          <table:table-cell office:value-type="float" office:value="0.482587064677" calcext:value-type="float">
            <text:p>.483</text:p>
          </table:table-cell>
          <table:table-cell office:value-type="float" office:value="0.655" calcext:value-type="float">
            <text:p>.655</text:p>
          </table:table-cell>
          <table:table-cell office:value-type="float" office:value="0.395144331868" calcext:value-type="float">
            <text:p>.395</text:p>
          </table:table-cell>
          <table:table-cell office:value-type="float" office:value="0.70454545454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577777777778" calcext:value-type="float">
            <text:p>.578</text:p>
          </table:table-cell>
          <table:table-cell office:value-type="float" office:value="0.67183319013" calcext:value-type="float">
            <text:p>.672</text:p>
          </table:table-cell>
          <table:table-cell office:value-type="float" office:value="0.6149088636" calcext:value-type="float">
            <text:p>.615</text:p>
          </table:table-cell>
          <table:table-cell office:value-type="float" office:value="0.566423711365" calcext:value-type="float">
            <text:p>.566</text:p>
          </table:table-cell>
          <table:table-cell office:value-type="float" office:value="0.216036815116" calcext:value-type="float">
            <text:p>.216</text:p>
          </table:table-cell>
          <table:table-cell office:value-type="float" office:value="0.299151064623" calcext:value-type="float">
            <text:p>.299</text:p>
          </table:table-cell>
          <table:table-cell office:value-type="float" office:value="0.541775969128" calcext:value-type="float">
            <text:p>.542</text:p>
          </table:table-cell>
          <table:table-cell office:value-type="float" office:value="0.457356442687" calcext:value-type="float">
            <text:p>.457</text:p>
          </table:table-cell>
          <table:table-cell office:value-type="float" office:value="0.669188157425" calcext:value-type="float">
            <text:p>.669</text:p>
          </table:table-cell>
          <table:table-cell office:value-type="float" office:value="0.622799836267" calcext:value-type="float">
            <text:p>.623</text:p>
          </table:table-cell>
          <table:table-cell office:value-type="float" office:value="0.3255" calcext:value-type="float">
            <text:p>.326</text:p>
          </table:table-cell>
          <table:table-cell office:value-type="float" office:value="0.131413586473" calcext:value-type="float">
            <text:p>.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vector_addition-normed</text:p>
          </table:table-cell>
          <table:table-cell office:value-type="float" office:value="0.562189054726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09673102657" calcext:value-type="float">
            <text:p>.410</text:p>
          </table:table-cell>
          <table:table-cell table:style-name="ce7" office:value-type="float" office:value="0.79545454545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333333333" calcext:value-type="float">
            <text:p>.533</text:p>
          </table:table-cell>
          <table:table-cell office:value-type="float" office:value="0.713297206016" calcext:value-type="float">
            <text:p>.713</text:p>
          </table:table-cell>
          <table:table-cell office:value-type="float" office:value="0.660928783939" calcext:value-type="float">
            <text:p>.661</text:p>
          </table:table-cell>
          <table:table-cell office:value-type="float" office:value="0.734184964921" calcext:value-type="float">
            <text:p>.734</text:p>
          </table:table-cell>
          <table:table-cell office:value-type="float" office:value="0.25640644886" calcext:value-type="float">
            <text:p>.256</text:p>
          </table:table-cell>
          <table:table-cell office:value-type="float" office:value="0.301537650123" calcext:value-type="float">
            <text:p>.302</text:p>
          </table:table-cell>
          <table:table-cell office:value-type="float" office:value="0.56100659933" calcext:value-type="float">
            <text:p>.561</text:p>
          </table:table-cell>
          <table:table-cell office:value-type="float" office:value="0.474646332272" calcext:value-type="float">
            <text:p>.475</text:p>
          </table:table-cell>
          <table:table-cell office:value-type="float" office:value="0.700095183878" calcext:value-type="float">
            <text:p>.700</text:p>
          </table:table-cell>
          <table:table-cell office:value-type="float" office:value="0.654420794106" calcext:value-type="float">
            <text:p>.654</text:p>
          </table:table-cell>
          <table:table-cell office:value-type="float" office:value="0.3775" calcext:value-type="float">
            <text:p>.378</text:p>
          </table:table-cell>
          <table:table-cell office:value-type="float" office:value="0.161609100597" calcext:value-type="float">
            <text:p>.16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choto-vector_addition-lra-normed</text:p>
          </table:table-cell>
          <table:table-cell table:style-name="ce3" office:value-type="float" office:value="0.534825870647" calcext:value-type="float">
            <text:p>.535</text:p>
          </table:table-cell>
          <table:table-cell table:style-name="ce3" office:value-type="float" office:value="0.7" calcext:value-type="float">
            <text:p>.700</text:p>
          </table:table-cell>
          <table:table-cell table:style-name="ce3" office:value-type="float" office:value="0.318677117186" calcext:value-type="float">
            <text:p>.319</text:p>
          </table:table-cell>
          <table:table-cell table:style-name="ce3" office:value-type="float" office:value="0.704545454545" calcext:value-type="float">
            <text:p>.705</text:p>
          </table:table-cell>
          <table:table-cell table:style-name="ce3" office:value-type="float" office:value="0.625" calcext:value-type="float">
            <text:p>.625</text:p>
          </table:table-cell>
          <table:table-cell table:style-name="ce3" office:value-type="float" office:value="0.6" calcext:value-type="float">
            <text:p>.600</text:p>
          </table:table-cell>
          <table:table-cell table:style-name="ce3" office:value-type="float" office:value="0.702101005361" calcext:value-type="float">
            <text:p>.702</text:p>
          </table:table-cell>
          <table:table-cell table:style-name="ce3" office:value-type="float" office:value="0.506190948728" calcext:value-type="float">
            <text:p>.506</text:p>
          </table:table-cell>
          <table:table-cell table:style-name="ce3" office:value-type="float" office:value="0.779141309185" calcext:value-type="float">
            <text:p>.779</text:p>
          </table:table-cell>
          <table:table-cell table:style-name="ce3" office:value-type="float" office:value="0.268320793121" calcext:value-type="float">
            <text:p>.268</text:p>
          </table:table-cell>
          <table:table-cell table:style-name="ce5" office:value-type="float" office:value="0.391290416663" calcext:value-type="float">
            <text:p>.391</text:p>
          </table:table-cell>
          <table:table-cell table:style-name="ce5" office:value-type="float" office:value="0.618833533622" calcext:value-type="float">
            <text:p>.619</text:p>
          </table:table-cell>
          <table:table-cell table:style-name="ce5" office:value-type="float" office:value="0.535057273223" calcext:value-type="float">
            <text:p>.535</text:p>
          </table:table-cell>
          <table:table-cell table:style-name="ce3" office:value-type="float" office:value="0.740236517429" calcext:value-type="float">
            <text:p>.740</text:p>
          </table:table-cell>
          <table:table-cell table:style-name="ce3" office:value-type="float" office:value="0.680464592714" calcext:value-type="float">
            <text:p>.680</text:p>
          </table:table-cell>
          <table:table-cell table:style-name="ce5" office:value-type="float" office:value="0.424875" calcext:value-type="float">
            <text:p>.425</text:p>
          </table:table-cell>
          <table:table-cell table:style-name="ce3" office:value-type="float" office:value="0.165970325949" calcext:value-type="float">
            <text:p>.16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choto-vector_addition-lra</text:p>
          </table:table-cell>
          <table:table-cell table:style-name="ce3" office:value-type="float" office:value="0.534825870647" calcext:value-type="float">
            <text:p>.535</text:p>
          </table:table-cell>
          <table:table-cell table:style-name="ce3" office:value-type="float" office:value="0.7" calcext:value-type="float">
            <text:p>.700</text:p>
          </table:table-cell>
          <table:table-cell table:style-name="ce3" office:value-type="float" office:value="0.318677117186" calcext:value-type="float">
            <text:p>.319</text:p>
          </table:table-cell>
          <table:table-cell table:style-name="ce3" office:value-type="float" office:value="0.659090909091" calcext:value-type="float">
            <text:p>.659</text:p>
          </table:table-cell>
          <table:table-cell table:style-name="ce3" office:value-type="float" office:value="0.625" calcext:value-type="float">
            <text:p>.625</text:p>
          </table:table-cell>
          <table:table-cell table:style-name="ce3" office:value-type="float" office:value="0.555555555556" calcext:value-type="float">
            <text:p>.556</text:p>
          </table:table-cell>
          <table:table-cell table:style-name="ce3" office:value-type="float" office:value="0.702101005361" calcext:value-type="float">
            <text:p>.702</text:p>
          </table:table-cell>
          <table:table-cell table:style-name="ce3" office:value-type="float" office:value="0.506190948728" calcext:value-type="float">
            <text:p>.506</text:p>
          </table:table-cell>
          <table:table-cell table:style-name="ce3" office:value-type="float" office:value="0.779141309185" calcext:value-type="float">
            <text:p>.779</text:p>
          </table:table-cell>
          <table:table-cell table:style-name="ce3" office:value-type="float" office:value="0.268320793121" calcext:value-type="float">
            <text:p>.268</text:p>
          </table:table-cell>
          <table:table-cell table:style-name="ce5" office:value-type="float" office:value="0.391290416663" calcext:value-type="float">
            <text:p>.391</text:p>
          </table:table-cell>
          <table:table-cell table:style-name="ce5" office:value-type="float" office:value="0.618833533622" calcext:value-type="float">
            <text:p>.619</text:p>
          </table:table-cell>
          <table:table-cell table:style-name="ce5" office:value-type="float" office:value="0.535057273223" calcext:value-type="float">
            <text:p>.535</text:p>
          </table:table-cell>
          <table:table-cell table:style-name="ce3" office:value-type="float" office:value="0.740236517429" calcext:value-type="float">
            <text:p>.740</text:p>
          </table:table-cell>
          <table:table-cell table:style-name="ce3" office:value-type="float" office:value="0.680464592714" calcext:value-type="float">
            <text:p>.680</text:p>
          </table:table-cell>
          <table:table-cell table:style-name="ce5" office:value-type="float" office:value="0.424875" calcext:value-type="float">
            <text:p>.425</text:p>
          </table:table-cell>
          <table:table-cell table:style-name="ce3" office:value-type="float" office:value="0.165970325949" calcext:value-type="float">
            <text:p>.1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vector_addition</text:p>
          </table:table-cell>
          <table:table-cell office:value-type="float" office:value="0.532338308458" calcext:value-type="float">
            <text:p>.532</text:p>
          </table:table-cell>
          <table:table-cell office:value-type="float" office:value="0.78" calcext:value-type="float">
            <text:p>.780</text:p>
          </table:table-cell>
          <table:table-cell office:value-type="float" office:value="0.411584783024" calcext:value-type="float">
            <text:p>.412</text:p>
          </table:table-cell>
          <table:table-cell table:style-name="ce7" office:value-type="float" office:value="0.79545454545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333333333" calcext:value-type="float">
            <text:p>.533</text:p>
          </table:table-cell>
          <table:table-cell office:value-type="float" office:value="0.713297206016" calcext:value-type="float">
            <text:p>.713</text:p>
          </table:table-cell>
          <table:table-cell office:value-type="float" office:value="0.660928783939" calcext:value-type="float">
            <text:p>.661</text:p>
          </table:table-cell>
          <table:table-cell office:value-type="float" office:value="0.734184964921" calcext:value-type="float">
            <text:p>.734</text:p>
          </table:table-cell>
          <table:table-cell office:value-type="float" office:value="0.25640644886" calcext:value-type="float">
            <text:p>.256</text:p>
          </table:table-cell>
          <table:table-cell office:value-type="float" office:value="0.301537650123" calcext:value-type="float">
            <text:p>.302</text:p>
          </table:table-cell>
          <table:table-cell office:value-type="float" office:value="0.56100659933" calcext:value-type="float">
            <text:p>.561</text:p>
          </table:table-cell>
          <table:table-cell office:value-type="float" office:value="0.474646332272" calcext:value-type="float">
            <text:p>.475</text:p>
          </table:table-cell>
          <table:table-cell office:value-type="float" office:value="0.700095183878" calcext:value-type="float">
            <text:p>.700</text:p>
          </table:table-cell>
          <table:table-cell office:value-type="float" office:value="0.654420794106" calcext:value-type="float">
            <text:p>.654</text:p>
          </table:table-cell>
          <table:table-cell office:value-type="float" office:value="0.3775" calcext:value-type="float">
            <text:p>.378</text:p>
          </table:table-cell>
          <table:table-cell office:value-type="float" office:value="0.161609100597" calcext:value-type="float">
            <text:p>.16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choto-pca_transbase-normed</text:p>
          </table:table-cell>
          <table:table-cell table:style-name="ce5" office:value-type="float" office:value="0.621890547264" calcext:value-type="float">
            <text:p>.622</text:p>
          </table:table-cell>
          <table:table-cell table:style-name="ce5" office:value-type="float" office:value="0.785" calcext:value-type="float">
            <text:p>.785</text:p>
          </table:table-cell>
          <table:table-cell table:style-name="ce3" office:value-type="float" office:value="0.424393041483" calcext:value-type="float">
            <text:p>.424</text:p>
          </table:table-cell>
          <table:table-cell table:style-name="ce5" office:value-type="float" office:value="0.795454545455" calcext:value-type="float">
            <text:p>.795</text:p>
          </table:table-cell>
          <table:table-cell table:style-name="ce5" office:value-type="float" office:value="0.75" calcext:value-type="float">
            <text:p>.750</text:p>
          </table:table-cell>
          <table:table-cell table:style-name="ce3" office:value-type="float" office:value="0.533333333333" calcext:value-type="float">
            <text:p>.533</text:p>
          </table:table-cell>
          <table:table-cell table:style-name="ce5" office:value-type="float" office:value="0.741160030987" calcext:value-type="float">
            <text:p>.741</text:p>
          </table:table-cell>
          <table:table-cell table:style-name="ce5" office:value-type="float" office:value="0.680152760855" calcext:value-type="float">
            <text:p>.680</text:p>
          </table:table-cell>
          <table:table-cell table:style-name="ce3" office:value-type="float" office:value="0.787184058183" calcext:value-type="float">
            <text:p>.787</text:p>
          </table:table-cell>
          <table:table-cell table:style-name="ce5" office:value-type="float" office:value="0.290928154499" calcext:value-type="float">
            <text:p>.291</text:p>
          </table:table-cell>
          <table:table-cell table:style-name="ce3" office:value-type="float" office:value="0.343579938662" calcext:value-type="float">
            <text:p>.344</text:p>
          </table:table-cell>
          <table:table-cell table:style-name="ce3" office:value-type="float" office:value="0.612195113365" calcext:value-type="float">
            <text:p>.612</text:p>
          </table:table-cell>
          <table:table-cell table:style-name="ce3" office:value-type="float" office:value="0.524890984623" calcext:value-type="float">
            <text:p>.525</text:p>
          </table:table-cell>
          <table:table-cell table:style-name="ce5" office:value-type="float" office:value="0.755623681937" calcext:value-type="float">
            <text:p>.756</text:p>
          </table:table-cell>
          <table:table-cell table:style-name="ce5" office:value-type="float" office:value="0.711983217356" calcext:value-type="float">
            <text:p>.712</text:p>
          </table:table-cell>
          <table:table-cell table:style-name="ce3" office:value-type="float" office:value="0.44025" calcext:value-type="float">
            <text:p>.440</text:p>
          </table:table-cell>
          <table:table-cell table:style-name="ce3" office:value-type="float" office:value="0.184770784455" calcext:value-type="float">
            <text:p>.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pca_transbase-lra-normed</text:p>
          </table:table-cell>
          <table:table-cell office:value-type="float" office:value="0.171641791045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38635060218" calcext:value-type="float">
            <text:p>.094</text:p>
          </table:table-cell>
          <table:table-cell office:value-type="float" office:value="0.386363636364" calcext:value-type="float">
            <text:p>.386</text:p>
          </table:table-cell>
          <table:table-cell office:value-type="float" office:value="0.55" calcext:value-type="float">
            <text:p>.550</text:p>
          </table:table-cell>
          <table:table-cell office:value-type="float" office:value="0.355555555556" calcext:value-type="float">
            <text:p>.356</text:p>
          </table:table-cell>
          <table:table-cell office:value-type="float" office:value="0.0203605534661" calcext:value-type="float">
            <text:p>.020</text:p>
          </table:table-cell>
          <table:table-cell office:value-type="float" office:value="0.0128924716846" calcext:value-type="float">
            <text:p>.013</text:p>
          </table:table-cell>
          <table:table-cell office:value-type="float" office:value="-0.172241589276" calcext:value-type="float">
            <text:p>-.172</text:p>
          </table:table-cell>
          <table:table-cell office:value-type="float" office:value="-0.013052887962" calcext:value-type="float">
            <text:p>-.013</text:p>
          </table:table-cell>
          <table:table-cell office:value-type="float" office:value="-0.0602569643704" calcext:value-type="float">
            <text:p>-.060</text:p>
          </table:table-cell>
          <table:table-cell office:value-type="float" office:value="-0.0467796104816" calcext:value-type="float">
            <text:p>-.047</text:p>
          </table:table-cell>
          <table:table-cell office:value-type="float" office:value="-0.0844740443886" calcext:value-type="float">
            <text:p>-.084</text:p>
          </table:table-cell>
          <table:table-cell office:value-type="float" office:value="0.0277093768457" calcext:value-type="float">
            <text:p>.028</text:p>
          </table:table-cell>
          <table:table-cell office:value-type="float" office:value="0.000102333196889" calcext:value-type="float">
            <text:p>.000</text:p>
          </table:table-cell>
          <table:table-cell office:value-type="float" office:value="0.000375" calcext:value-type="float">
            <text:p>.000</text:p>
          </table:table-cell>
          <table:table-cell office:value-type="float" office:value="0.000337370024243" calcext:value-type="float">
            <text:p>.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pca_transbase-lra</text:p>
          </table:table-cell>
          <table:table-cell office:value-type="float" office:value="0.171641791045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38635060218" calcext:value-type="float">
            <text:p>.094</text:p>
          </table:table-cell>
          <table:table-cell office:value-type="float" office:value="0.431818181818" calcext:value-type="float">
            <text:p>.432</text:p>
          </table:table-cell>
          <table:table-cell office:value-type="float" office:value="0.55" calcext:value-type="float">
            <text:p>.550</text:p>
          </table:table-cell>
          <table:table-cell office:value-type="float" office:value="0.355555555556" calcext:value-type="float">
            <text:p>.356</text:p>
          </table:table-cell>
          <table:table-cell office:value-type="float" office:value="0.0203605534661" calcext:value-type="float">
            <text:p>.020</text:p>
          </table:table-cell>
          <table:table-cell office:value-type="float" office:value="0.0128924716846" calcext:value-type="float">
            <text:p>.013</text:p>
          </table:table-cell>
          <table:table-cell office:value-type="float" office:value="-0.172241589276" calcext:value-type="float">
            <text:p>-.172</text:p>
          </table:table-cell>
          <table:table-cell office:value-type="float" office:value="-0.013052887962" calcext:value-type="float">
            <text:p>-.013</text:p>
          </table:table-cell>
          <table:table-cell office:value-type="float" office:value="-0.0602569643704" calcext:value-type="float">
            <text:p>-.060</text:p>
          </table:table-cell>
          <table:table-cell office:value-type="float" office:value="-0.0467796104816" calcext:value-type="float">
            <text:p>-.047</text:p>
          </table:table-cell>
          <table:table-cell office:value-type="float" office:value="-0.0844740443886" calcext:value-type="float">
            <text:p>-.084</text:p>
          </table:table-cell>
          <table:table-cell office:value-type="float" office:value="0.0277093768457" calcext:value-type="float">
            <text:p>.028</text:p>
          </table:table-cell>
          <table:table-cell office:value-type="float" office:value="0.000102333196889" calcext:value-type="float">
            <text:p>.000</text:p>
          </table:table-cell>
          <table:table-cell office:value-type="float" office:value="0.000375" calcext:value-type="float">
            <text:p>.000</text:p>
          </table:table-cell>
          <table:table-cell office:value-type="float" office:value="0.000337370024243" calcext:value-type="float">
            <text:p>.0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ichoto-pca_transbase</text:p>
          </table:table-cell>
          <table:table-cell table:style-name="ce6" office:value-type="float" office:value="0.621890547264" calcext:value-type="float">
            <text:p>.622</text:p>
          </table:table-cell>
          <table:table-cell table:style-name="ce6" office:value-type="float" office:value="0.785" calcext:value-type="float">
            <text:p>.785</text:p>
          </table:table-cell>
          <table:table-cell table:style-name="ce6" office:value-type="float" office:value="0.435671955649" calcext:value-type="float">
            <text:p>.436</text:p>
          </table:table-cell>
          <table:table-cell table:style-name="ce6" office:value-type="float" office:value="0.818181818182" calcext:value-type="float">
            <text:p>.818</text:p>
          </table:table-cell>
          <table:table-cell table:style-name="ce6" office:value-type="float" office:value="0.75" calcext:value-type="float">
            <text:p>.750</text:p>
          </table:table-cell>
          <table:table-cell table:style-name="ce8" office:value-type="float" office:value="0.6" calcext:value-type="float">
            <text:p>.600</text:p>
          </table:table-cell>
          <table:table-cell table:style-name="ce6" office:value-type="float" office:value="0.741160030987" calcext:value-type="float">
            <text:p>.741</text:p>
          </table:table-cell>
          <table:table-cell table:style-name="ce6" office:value-type="float" office:value="0.680152760855" calcext:value-type="float">
            <text:p>.680</text:p>
          </table:table-cell>
          <table:table-cell table:style-name="ce8" office:value-type="float" office:value="0.787184058183" calcext:value-type="float">
            <text:p>.787</text:p>
          </table:table-cell>
          <table:table-cell table:style-name="ce6" office:value-type="float" office:value="0.290928154499" calcext:value-type="float">
            <text:p>.291</text:p>
          </table:table-cell>
          <table:table-cell table:style-name="ce8" office:value-type="float" office:value="0.343579938662" calcext:value-type="float">
            <text:p>.344</text:p>
          </table:table-cell>
          <table:table-cell table:style-name="ce8" office:value-type="float" office:value="0.612195113365" calcext:value-type="float">
            <text:p>.612</text:p>
          </table:table-cell>
          <table:table-cell table:style-name="ce8" office:value-type="float" office:value="0.524890984623" calcext:value-type="float">
            <text:p>.525</text:p>
          </table:table-cell>
          <table:table-cell table:style-name="ce6" office:value-type="float" office:value="0.755623681937" calcext:value-type="float">
            <text:p>.756</text:p>
          </table:table-cell>
          <table:table-cell table:style-name="ce6" office:value-type="float" office:value="0.711983217356" calcext:value-type="float">
            <text:p>.712</text:p>
          </table:table-cell>
          <table:table-cell table:style-name="ce6" office:value-type="float" office:value="0.44025" calcext:value-type="float">
            <text:p>.440</text:p>
          </table:table-cell>
          <table:table-cell table:style-name="ce6" office:value-type="float" office:value="0.184770784455" calcext:value-type="float">
            <text:p>.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linear_transform-normed</text:p>
          </table:table-cell>
          <table:table-cell office:value-type="float" office:value="0.549751243781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1881093481" calcext:value-type="float">
            <text:p>.362</text:p>
          </table:table-cell>
          <table:table-cell office:value-type="float" office:value="0.70454545454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7777777778" calcext:value-type="float">
            <text:p>.578</text:p>
          </table:table-cell>
          <table:table-cell office:value-type="float" office:value="0.649539223107" calcext:value-type="float">
            <text:p>.650</text:p>
          </table:table-cell>
          <table:table-cell office:value-type="float" office:value="0.582617526967" calcext:value-type="float">
            <text:p>.583</text:p>
          </table:table-cell>
          <table:table-cell office:value-type="float" office:value="0.656030425745" calcext:value-type="float">
            <text:p>.656</text:p>
          </table:table-cell>
          <table:table-cell office:value-type="float" office:value="0.258401342434" calcext:value-type="float">
            <text:p>.258</text:p>
          </table:table-cell>
          <table:table-cell office:value-type="float" office:value="0.283913333211" calcext:value-type="float">
            <text:p>.284</text:p>
          </table:table-cell>
          <table:table-cell office:value-type="float" office:value="0.55672776058" calcext:value-type="float">
            <text:p>.557</text:p>
          </table:table-cell>
          <table:table-cell office:value-type="float" office:value="0.480076676663" calcext:value-type="float">
            <text:p>.480</text:p>
          </table:table-cell>
          <table:table-cell office:value-type="float" office:value="0.696987911985" calcext:value-type="float">
            <text:p>.697</text:p>
          </table:table-cell>
          <table:table-cell office:value-type="float" office:value="0.610110519853" calcext:value-type="float">
            <text:p>.610</text:p>
          </table:table-cell>
          <table:table-cell office:value-type="float" office:value="0.33125" calcext:value-type="float">
            <text:p>.331</text:p>
          </table:table-cell>
          <table:table-cell office:value-type="float" office:value="0.132844025862" calcext:value-type="float">
            <text:p>.1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linear_transform-lra-normed</text:p>
          </table:table-cell>
          <table:table-cell office:value-type="float" office:value="0.388059701493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181991971" calcext:value-type="float">
            <text:p>.208</text:p>
          </table:table-cell>
          <table:table-cell office:value-type="float" office:value="0.659090909091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488888888889" calcext:value-type="float">
            <text:p>.489</text:p>
          </table:table-cell>
          <table:table-cell office:value-type="float" office:value="0.555691303063" calcext:value-type="float">
            <text:p>.556</text:p>
          </table:table-cell>
          <table:table-cell office:value-type="float" office:value="0.47816495101" calcext:value-type="float">
            <text:p>.478</text:p>
          </table:table-cell>
          <table:table-cell office:value-type="float" office:value="0.601282908788" calcext:value-type="float">
            <text:p>.601</text:p>
          </table:table-cell>
          <table:table-cell office:value-type="float" office:value="0.197465669916" calcext:value-type="float">
            <text:p>.197</text:p>
          </table:table-cell>
          <table:table-cell office:value-type="float" office:value="0.317704751565" calcext:value-type="float">
            <text:p>.318</text:p>
          </table:table-cell>
          <table:table-cell office:value-type="float" office:value="0.545412190901" calcext:value-type="float">
            <text:p>.545</text:p>
          </table:table-cell>
          <table:table-cell office:value-type="float" office:value="0.485273429631" calcext:value-type="float">
            <text:p>.485</text:p>
          </table:table-cell>
          <table:table-cell office:value-type="float" office:value="0.601949289808" calcext:value-type="float">
            <text:p>.602</text:p>
          </table:table-cell>
          <table:table-cell office:value-type="float" office:value="0.54395210806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0396259865" calcext:value-type="float">
            <text:p>.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linear_transform-lra</text:p>
          </table:table-cell>
          <table:table-cell office:value-type="float" office:value="0.388059701493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181991971" calcext:value-type="float">
            <text:p>.208</text:p>
          </table:table-cell>
          <table:table-cell office:value-type="float" office:value="0.659090909091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511111111111" calcext:value-type="float">
            <text:p>.511</text:p>
          </table:table-cell>
          <table:table-cell office:value-type="float" office:value="0.555691303063" calcext:value-type="float">
            <text:p>.556</text:p>
          </table:table-cell>
          <table:table-cell office:value-type="float" office:value="0.47816495101" calcext:value-type="float">
            <text:p>.478</text:p>
          </table:table-cell>
          <table:table-cell office:value-type="float" office:value="0.601282908788" calcext:value-type="float">
            <text:p>.601</text:p>
          </table:table-cell>
          <table:table-cell office:value-type="float" office:value="0.197465669916" calcext:value-type="float">
            <text:p>.197</text:p>
          </table:table-cell>
          <table:table-cell office:value-type="float" office:value="0.317704751565" calcext:value-type="float">
            <text:p>.318</text:p>
          </table:table-cell>
          <table:table-cell office:value-type="float" office:value="0.545412190901" calcext:value-type="float">
            <text:p>.545</text:p>
          </table:table-cell>
          <table:table-cell office:value-type="float" office:value="0.485273429631" calcext:value-type="float">
            <text:p>.485</text:p>
          </table:table-cell>
          <table:table-cell office:value-type="float" office:value="0.601949289808" calcext:value-type="float">
            <text:p>.602</text:p>
          </table:table-cell>
          <table:table-cell office:value-type="float" office:value="0.54395210806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0396259865" calcext:value-type="float">
            <text:p>.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choto-linear_transform</text:p>
          </table:table-cell>
          <table:table-cell office:value-type="float" office:value="0.549751243781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1881093481" calcext:value-type="float">
            <text:p>.362</text:p>
          </table:table-cell>
          <table:table-cell office:value-type="float" office:value="0.70454545454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7777777778" calcext:value-type="float">
            <text:p>.578</text:p>
          </table:table-cell>
          <table:table-cell office:value-type="float" office:value="0.649539223107" calcext:value-type="float">
            <text:p>.650</text:p>
          </table:table-cell>
          <table:table-cell office:value-type="float" office:value="0.582617526967" calcext:value-type="float">
            <text:p>.583</text:p>
          </table:table-cell>
          <table:table-cell office:value-type="float" office:value="0.656030425745" calcext:value-type="float">
            <text:p>.656</text:p>
          </table:table-cell>
          <table:table-cell office:value-type="float" office:value="0.258401342434" calcext:value-type="float">
            <text:p>.258</text:p>
          </table:table-cell>
          <table:table-cell office:value-type="float" office:value="0.283913333211" calcext:value-type="float">
            <text:p>.284</text:p>
          </table:table-cell>
          <table:table-cell office:value-type="float" office:value="0.55672776058" calcext:value-type="float">
            <text:p>.557</text:p>
          </table:table-cell>
          <table:table-cell office:value-type="float" office:value="0.480076676663" calcext:value-type="float">
            <text:p>.480</text:p>
          </table:table-cell>
          <table:table-cell office:value-type="float" office:value="0.696987911985" calcext:value-type="float">
            <text:p>.697</text:p>
          </table:table-cell>
          <table:table-cell office:value-type="float" office:value="0.610110519853" calcext:value-type="float">
            <text:p>.610</text:p>
          </table:table-cell>
          <table:table-cell office:value-type="float" office:value="0.33125" calcext:value-type="float">
            <text:p>.331</text:p>
          </table:table-cell>
          <table:table-cell office:value-type="float" office:value="0.132844025862" calcext:value-type="float">
            <text:p>.133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base_line</text:p>
          </table:table-cell>
          <table:table-cell office:value-type="float" office:value="0.5945273632" calcext:value-type="float">
            <text:p>.595</text:p>
          </table:table-cell>
          <table:table-cell office:value-type="float" office:value="0.82" calcext:value-type="float">
            <text:p>.820</text:p>
          </table:table-cell>
          <table:table-cell office:value-type="float" office:value="0.4339514433" calcext:value-type="float">
            <text:p>.434</text:p>
          </table:table-cell>
          <table:table-cell office:value-type="float" office:value="0.7954545455" calcext:value-type="float">
            <text:p>.795</text:p>
          </table:table-cell>
          <table:table-cell office:value-type="float" office:value="0.7" calcext:value-type="float">
            <text:p>.700</text:p>
          </table:table-cell>
          <table:table-cell office:value-type="float" office:value="0.5777777778" calcext:value-type="float">
            <text:p>.578</text:p>
          </table:table-cell>
          <table:table-cell office:value-type="float" office:value="0.7357947589" calcext:value-type="float">
            <text:p>.736</text:p>
          </table:table-cell>
          <table:table-cell office:value-type="float" office:value="0.6942021841" calcext:value-type="float">
            <text:p>.694</text:p>
          </table:table-cell>
          <table:table-cell office:value-type="float" office:value="0.7566303541" calcext:value-type="float">
            <text:p>.757</text:p>
          </table:table-cell>
          <table:table-cell office:value-type="float" office:value="0.2991971633" calcext:value-type="float">
            <text:p>.299</text:p>
          </table:table-cell>
          <table:table-cell office:value-type="float" office:value="0.3406707435" calcext:value-type="float">
            <text:p>.341</text:p>
          </table:table-cell>
          <table:table-cell office:value-type="float" office:value="0.6112028833" calcext:value-type="float">
            <text:p>.611</text:p>
          </table:table-cell>
          <table:table-cell office:value-type="float" office:value="0.5144277387" calcext:value-type="float">
            <text:p>.514</text:p>
          </table:table-cell>
          <table:table-cell office:value-type="float" office:value="0.7538527091" calcext:value-type="float">
            <text:p>.754</text:p>
          </table:table-cell>
          <table:table-cell office:value-type="float" office:value="0.6607654523" calcext:value-type="float">
            <text:p>.661</text:p>
          </table:table-cell>
          <table:table-cell office:value-type="float" office:value="0.439625" calcext:value-type="float">
            <text:p>.440</text:p>
          </table:table-cell>
          <table:table-cell office:value-type="float" office:value="0.1812603716" calcext:value-type="float">
            <text:p>.181</text:p>
          </table:table-cell>
          <table:table-cell table:style-name="ce10" table:number-columns-repeated="1006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</table:table>
      <table:named-expressions/>
      <table:database-ranges>
        <table:database-range table:name="__Anonymous_Sheet_DB__0" table:target-range-address="all.A1:all.AMJ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0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1:54:12.368727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21:59:39.652412262</dc:date>
    <meta:editing-duration>PT3H52M55S</meta:editing-duration>
    <meta:editing-cycles>5</meta:editing-cycles>
    <meta:generator>LibreOffice/4.3.3.2$Linux_X86_64 LibreOffice_project/430m0$Build-2</meta:generator>
    <meta:document-statistic meta:table-count="1" meta:cell-count="468" meta:object-count="0"/>
  </office:meta>
</office:document-meta>
</file>